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884cm"/>
    </style:style>
    <style:style style:name="co9" style:family="table-column">
      <style:table-column-properties fo:break-before="auto" style:column-width="4.577cm"/>
    </style:style>
    <style:style style:name="co10" style:family="table-column">
      <style:table-column-properties fo:break-before="auto" style:column-width="3.36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48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1.005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1.958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2.249cm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Excel_20_Built-in_20_Hyperlink" style:data-style-name="N8000">
      <style:table-cell-properties style:cell-protect="protected" style:print-content="true" fo:background-color="transparent" fo:wrap-option="wrap" style:vertical-align="top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fo:color="#000000"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4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4" table:number-columns-repeated="992" table:default-cell-style-name="ce2"/>
        <table:table-column table:style-name="co20" table:default-cell-style-name="ce2"/>
        <table:table-row table:style-name="ro1">
          <table:table-cell table:style-name="ce1" office:value-type="string">
            <text:p>membertype</text:p>
          </table:table-cell>
          <table:table-cell table:style-name="ce3" office:value-type="string">
            <text:p>emailid</text:p>
          </table:table-cell>
          <table:table-cell table:style-name="ce3" office:value-type="string">
            <text:p>password</text:p>
          </table:table-cell>
          <table:table-cell table:style-name="ce3" office:value-type="string">
            <text:p>createdfor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firstname</text:p>
          </table:table-cell>
          <table:table-cell table:style-name="ce3" office:value-type="string">
            <text:p>lastname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month</text:p>
          </table:table-cell>
          <table:table-cell table:style-name="ce3" office:value-type="string">
            <text:p>year</text:p>
          </table:table-cell>
          <table:table-cell table:style-name="ce3" office:value-type="string">
            <text:p>religion</text:p>
          </table:table-cell>
          <table:table-cell table:style-name="ce3" office:value-type="string">
            <text:p>mothertongue</text:p>
          </table:table-cell>
          <table:table-cell table:style-name="ce3" office:value-type="string">
            <text:p>countr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maritialstatus</text:p>
          </table:table-cell>
          <table:table-cell table:style-name="ce1" office:value-type="string">
            <text:p>caste</text:p>
          </table:table-cell>
          <table:table-cell table:style-name="ce1" office:value-type="string">
            <text:p>educationlevel</text:p>
          </table:table-cell>
          <table:table-cell table:style-name="ce1" office:value-type="string">
            <text:p>educationfield</text:p>
          </table:table-cell>
          <table:table-cell table:style-name="ce1" office:value-type="string">
            <text:p>college</text:p>
          </table:table-cell>
          <table:table-cell table:style-name="ce1" office:value-type="string">
            <text:p>workwith</text:p>
          </table:table-cell>
          <table:table-cell table:style-name="ce1" office:value-type="string">
            <text:p>occupation</text:p>
          </table:table-cell>
          <table:table-cell table:style-name="ce1" office:value-type="string">
            <text:p>annualincome</text:p>
          </table:table-cell>
          <table:table-cell table:style-name="ce1" office:value-type="string">
            <text:p>die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bodytype</text:p>
          </table:table-cell>
          <table:table-cell table:style-name="ce1" office:value-type="string">
            <text:p>skintone</text:p>
          </table:table-cell>
          <table:table-cell table:style-name="ce1" office:value-type="string">
            <text:p>smoke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aboutyourself</text:p>
          </table:table-cell>
          <table:table-cell table:style-name="ce1" office:value-type="string">
            <text:p>mobile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 office:value-type="string">
            <text:p><text:a xlink:href="mailto:test@bhaskain.com">test@bhaskain.com</text:a>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ajeev</text:p>
          </table:table-cell>
          <table:table-cell table:style-name="ce5" office:value-type="string">
            <text:p>barde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Dec</text:p>
          </table:table-cell>
          <table:table-cell table:style-name="ce5" office:value-type="float" office:value="1988">
            <text:p>1988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Marath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Mumbai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table:number-columns-repeated="2"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 office:value-type="string">
            <text:p><text:a xlink:href="mailto:abcd@bhankas.in">abcd@bhankas.in</text:a>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Test-rajeev</text:p>
          </table:table-cell>
          <table:table-cell table:style-name="ce4" office:value-type="string">
            <text:p><text:a xlink:href="mailto:nw-abed@bankas.in">nw-abed@bankas.in</text:a>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ahul</text:p>
          </table:table-cell>
          <table:table-cell table:style-name="ce5" office:value-type="string">
            <text:p>kumar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Feb</text:p>
          </table:table-cell>
          <table:table-cell table:style-name="ce5" office:value-type="float" office:value="1988">
            <text:p>1988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Marath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Mumbai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789154587">
            <text:p>6789154587</text:p>
          </table:table-cell>
          <table:table-cell table:number-columns-repeated="993"/>
        </table:table-row>
        <table:table-row table:style-name="ro2">
          <table:table-cell office:value-type="string">
            <text:p>Communitydomain-indian</text:p>
          </table:table-cell>
          <table:table-cell table:style-name="ce4" office:value-type="string">
            <text:p><text:a xlink:href="mailto:nw-abed@bankas.in">nw-abed@bankas.in</text:a>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Shwetha</text:p>
          </table:table-cell>
          <table:table-cell table:style-name="ce5" office:value-type="string">
            <text:p>B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Feb</text:p>
          </table:table-cell>
          <table:table-cell table:style-name="ce5" office:value-type="float" office:value="1991">
            <text:p>1991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2">
          <table:table-cell office:value-type="string">
            <text:p>indian</text:p>
          </table:table-cell>
          <table:table-cell table:style-name="ce4" office:value-type="string">
            <text:p><text:a xlink:href="mailto:abcd@bhankas.in">abcd@bhankas.in</text:a>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91">
            <text:p>1991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china</text:p>
          </table:table-cell>
          <table:table-cell table:style-name="ce4" office:value-type="string">
            <text:p><text:a xlink:href="mailto:abcd@bhankas.in">abcd@bhankas.in</text:a></text:p>
          </table:table-cell>
          <table:table-cell table:style-name="ce5" office:value-type="string">
            <text:p>test123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 office:value-type="string">
            <text:p><text:a xlink:href="mailto:abcd@bhankas.in">abcd@bhankas.in</text:a>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USA</text:p>
          </table:table-cell>
          <table:table-cell table:style-name="ce4" office:value-type="string">
            <text:p><text:a xlink:href="mailto:abcd@bhankas.in">abcd@bhankas.in</text:a>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/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1">
          <table:table-cell office:value-type="string">
            <text:p>indian</text:p>
          </table:table-cell>
          <table:table-cell table:style-name="ce4" office:value-type="string">
            <text:p><text:a xlink:href="mailto:abcd@bhankas.in">abcd@bhankas.in</text:a>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ames</text:p>
          </table:table-cell>
          <table:table-cell table:style-name="ce5" office:value-type="string">
            <text:p>dean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Feb</text:p>
          </table:table-cell>
          <table:table-cell table:style-name="ce5" office:value-type="float" office:value="1965">
            <text:p>1965</text:p>
          </table:table-cell>
          <table:table-cell table:style-name="ce5" office:value-type="string">
            <text:p>Hindu</text:p>
          </table:table-cell>
          <table:table-cell table:style-name="ce5" office:value-type="string">
            <text:p>Hindi</text:p>
          </table:table-cell>
          <table:table-cell table:style-name="ce5" office:value-type="string">
            <text:p>India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Never Married</text:p>
          </table:table-cell>
          <table:table-cell office:value-type="string">
            <text:p>Agarwal</text:p>
          </table:table-cell>
          <table:table-cell office:value-type="string">
            <text:p>Masters</text:p>
          </table:table-cell>
          <table:table-cell office:value-type="string">
            <text:p>Engineering/ Technology</text:p>
          </table:table-cell>
          <table:table-cell office:value-type="string">
            <text:p>Depaul University</text:p>
          </table:table-cell>
          <table:table-cell office:value-type="string">
            <text:p>Defense / Civil Services</text:p>
          </table:table-cell>
          <table:table-cell office:value-type="string">
            <text:p>Chartered Accountant</text:p>
          </table:table-cell>
          <table:table-cell office:value-type="string">
            <text:p>INR 7 Lakh to 10 Lakh</text:p>
          </table:table-cell>
          <table:table-cell office:value-type="string">
            <text:p>Jain</text:p>
          </table:table-cell>
          <table:table-cell office:value-type="string">
            <text:p>5ft 11in - 180cm</text:p>
          </table:table-cell>
          <table:table-cell office:value-type="string">
            <text:p>Slim</text:p>
          </table:table-cell>
          <table:table-cell office:value-type="string">
            <text:p>Fai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123456789">
            <text:p>9123456789</text:p>
          </table:table-cell>
          <table:table-cell table:number-columns-repeated="993"/>
        </table:table-row>
        <table:table-row table:style-name="ro3" table:number-rows-repeated="15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28/11/2018</text:date>, <text:time>12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11-28T12:46:40.39</dc:date>
    <meta:editing-cycles>59</meta:editing-cycles>
    <meta:editing-duration>PT8H1M5S</meta:editing-duration>
    <meta:document-statistic meta:table-count="1" meta:cell-count="967" meta:object-count="0"/>
  </office:meta>
</office:document-meta>
</file>